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ASQUEZ GUEVARA, KATHIA VANESS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ASQUEZ GUEVARA, KATHIA VANESS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55162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BECERRA CADENA, NAHUM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438636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.51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31.0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31.0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1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1T00:04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